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Courier, mono"/>
    <style:font-face style:name="Helvetica Neue" svg:font-family="'Helvetica Neue', Helvetica, 'Segoe UI', Arial, freesans, sans-serif"/>
    <style:font-face style:name="Lato" svg:font-family="Lato"/>
    <style:font-face style:name="Open Sans" svg:font-family="'Open Sans', 'Lucida Grande', 'Helvetica Neue', Aria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595cm" fo:margin-left="0cm" fo:margin-right="-0.005cm" table:align="margins"/>
    </style:style>
    <style:style style:name="Table2.A" style:family="table-column">
      <style:table-column-properties style:column-width="17.595cm" style:rel-column-width="65535*"/>
    </style:style>
    <style:style style:name="Table2.A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595cm" fo:margin-left="0cm" fo:margin-right="-0.005cm" table:align="margins"/>
    </style:style>
    <style:style style:name="Table1.A" style:family="table-column">
      <style:table-column-properties style:column-width="1.005cm" style:rel-column-width="3744*"/>
    </style:style>
    <style:style style:name="Table1.B" style:family="table-column">
      <style:table-column-properties style:column-width="8.017cm" style:rel-column-width="29860*"/>
    </style:style>
    <style:style style:name="Table1.C" style:family="table-column">
      <style:table-column-properties style:column-width="8.573cm" style:rel-column-width="31931*"/>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22pt" fo:font-weight="bold" style:font-size-asian="22pt" style:font-weight-asian="bold" style:font-size-complex="22pt" style:font-weight-complex="bold"/>
    </style:style>
    <style:style style:name="P2" style:family="paragraph" style:parent-style-name="Standard">
      <style:text-properties style:use-window-font-color="true" fo:font-size="18pt" style:font-size-asian="18pt" style:font-size-complex="18pt"/>
    </style:style>
    <style:style style:name="P3" style:family="paragraph" style:parent-style-name="Standard">
      <style:text-properties style:use-window-font-color="true" fo:font-size="18pt" fo:font-weight="bold" style:font-size-asian="18pt" style:font-weight-asian="bold" style:font-size-complex="18pt" style:font-weight-complex="bold"/>
    </style:style>
    <style:style style:name="P4" style:family="paragraph" style:parent-style-name="Standard">
      <style:text-properties style:use-window-font-color="true" fo:font-size="18pt" fo:font-weight="bold" fo:background-color="#ffff00" style:font-size-asian="18pt" style:font-weight-asian="bold" style:font-size-complex="18pt" style:font-weight-complex="bold"/>
    </style:style>
    <style:style style:name="P5" style:family="paragraph" style:parent-style-name="Standard">
      <style:text-properties style:use-window-font-color="true" fo:font-size="18pt" fo:font-weight="bold" fo:background-color="transparent"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use-window-font-color="true" fo:font-size="18pt" fo:font-weight="bold" fo:background-color="transparent" style:font-size-asian="18pt" style:font-weight-asian="bold" style:font-size-complex="18pt" style:font-weight-complex="bold"/>
    </style:style>
    <style:style style:name="P7" style:family="paragraph" style:parent-style-name="Standard">
      <style:text-properties style:use-window-font-color="true" fo:font-size="26pt" fo:font-weight="bold" style:font-size-asian="26pt" style:font-weight-asian="bold" style:font-size-complex="26pt" style:font-weight-complex="bold"/>
    </style:style>
    <style:style style:name="P8" style:family="paragraph" style:parent-style-name="Standard">
      <style:text-properties style:use-window-font-color="true" fo:font-size="16pt" fo:font-weight="bold" fo:background-color="transparent" style:font-size-asian="16pt" style:font-weight-asian="bold" style:font-size-complex="16pt" style:font-weight-complex="bold"/>
    </style:style>
    <style:style style:name="P9" style:family="paragraph" style:parent-style-name="Standard">
      <style:paragraph-properties fo:text-align="center" style:justify-single-word="false"/>
      <style:text-properties style:use-window-font-color="true" fo:font-size="16pt" fo:font-weight="bold" fo:background-color="transparent"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use-window-font-color="true" fo:font-size="22pt" fo:font-weight="bold" fo:background-color="transparent" style:font-size-asian="22pt" style:font-weight-asian="bold" style:font-size-complex="22pt" style:font-weight-complex="bold"/>
    </style:style>
    <style:style style:name="P11" style:family="paragraph" style:parent-style-name="Standard">
      <style:text-properties fo:color="#0000ff" fo:font-size="18pt" style:font-size-asian="18pt" style:font-size-complex="18pt"/>
    </style:style>
    <style:style style:name="P12" style:family="paragraph" style:parent-style-name="Standard">
      <style:text-properties fo:color="#0000ff" fo:font-size="18pt" fo:font-weight="bold" style:font-size-asian="18pt" style:font-weight-asian="bold" style:font-size-complex="18pt" style:font-weight-complex="bold"/>
    </style:style>
    <style:style style:name="P13" style:family="paragraph" style:parent-style-name="Standard">
      <style:text-properties fo:font-size="18pt" fo:font-weight="bold" style:font-size-asian="18pt" style:font-weight-asian="bold" style:font-size-complex="18pt" style:font-weight-complex="bold"/>
    </style:style>
    <style:style style:name="P14" style:family="paragraph" style:parent-style-name="Standard">
      <style:text-properties fo:color="#cc0000" fo:font-size="22pt" fo:font-weight="bold" style:font-size-asian="22pt" style:font-weight-asian="bold" style:font-size-complex="22pt" style:font-weight-complex="bold"/>
    </style:style>
    <style:style style:name="P15" style:family="paragraph" style:parent-style-name="Standard">
      <style:text-properties fo:color="#cc3300" fo:font-size="24pt" fo:font-weight="bold" style:font-size-asian="24pt" style:font-weight-asian="bold" style:font-size-complex="24pt" style:font-weight-complex="bold"/>
    </style:style>
    <style:style style:name="P16" style:family="paragraph" style:parent-style-name="Standard">
      <style:text-properties fo:color="#ff0000" fo:font-size="18pt" fo:font-weight="bold" style:font-size-asian="18pt" style:font-weight-asian="bold" style:font-size-complex="18pt" style:font-weight-complex="bold"/>
    </style:style>
    <style:style style:name="P17" style:family="paragraph" style:parent-style-name="Text_20_body">
      <style:text-properties fo:font-variant="normal" fo:text-transform="none" fo:color="#333333" style:font-name="Lato" fo:font-size="15pt" fo:letter-spacing="normal" fo:font-style="normal" fo:font-weight="normal" fo:background-color="transparent" style:font-size-asian="18pt" style:font-weight-asian="bold" style:font-size-complex="18pt" style:font-weight-complex="bold"/>
    </style:style>
    <style:style style:name="P18" style:family="paragraph" style:parent-style-name="Text_20_body">
      <style:text-properties fo:font-variant="normal" fo:text-transform="none" fo:color="#444444" style:font-name="Open Sans" fo:font-size="12pt" fo:letter-spacing="normal" fo:font-style="normal" fo:font-weight="normal"/>
    </style:style>
    <style:style style:name="P19" style:family="paragraph" style:parent-style-name="Text_20_body">
      <style:paragraph-properties fo:text-align="center" style:justify-single-word="false"/>
      <style:text-properties fo:font-variant="normal" fo:text-transform="none" fo:color="#444444" style:font-name="Open Sans" fo:font-size="20pt" fo:letter-spacing="normal" fo:font-style="normal" fo:font-weight="normal" style:font-size-asian="20pt" style:font-size-complex="20pt"/>
    </style:style>
    <style:style style:name="P20" style:family="paragraph" style:parent-style-name="Text_20_body">
      <style:paragraph-properties fo:margin-left="0cm" fo:margin-right="0cm" fo:margin-top="0cm" fo:margin-bottom="0.212cm" fo:orphans="2" fo:widows="2" fo:text-indent="0cm" style:auto-text-indent="false"/>
      <style:text-properties fo:font-variant="normal" fo:text-transform="none" fo:color="#333333" style:font-name="Lato" fo:font-size="15pt" fo:letter-spacing="normal" fo:font-style="normal" fo:font-weight="normal"/>
    </style:style>
    <style:style style:name="P21" style:family="paragraph" style:parent-style-name="Text_20_body">
      <style:paragraph-properties fo:margin-left="0cm" fo:margin-right="0cm" fo:margin-top="0cm" fo:margin-bottom="0.212cm" fo:orphans="2" fo:widows="2" fo:text-indent="0cm" style:auto-text-indent="false"/>
    </style:style>
    <style:style style:name="P22" style:family="paragraph" style:parent-style-name="Text_20_body">
      <style:paragraph-properties fo:margin-top="0cm" fo:margin-bottom="0cm" fo:orphans="2" fo:widows="2"/>
      <style:text-properties fo:font-variant="normal" fo:text-transform="none" fo:color="#444444" style:font-name="Open Sans" fo:font-size="12pt" fo:letter-spacing="normal" fo:font-style="normal" fo:font-weight="normal"/>
    </style:style>
    <style:style style:name="P23" style:family="paragraph" style:parent-style-name="Text_20_body">
      <style:paragraph-properties fo:margin-top="0cm" fo:margin-bottom="0cm" fo:orphans="2" fo:widows="2"/>
      <style:text-properties fo:font-variant="normal" fo:text-transform="none" fo:color="#444444" style:font-name="Open Sans" fo:font-size="16pt" fo:letter-spacing="normal" fo:font-style="normal" fo:font-weight="normal" style:font-size-asian="16pt" style:font-size-complex="16pt"/>
    </style:style>
    <style:style style:name="P24" style:family="paragraph" style:parent-style-name="Table_20_Contents">
      <style:paragraph-properties fo:text-align="center" style:justify-single-word="false"/>
      <style:text-properties fo:font-size="18pt" style:font-size-asian="18pt" style:font-size-complex="18pt"/>
    </style:style>
    <style:style style:name="P25" style:family="paragraph" style:parent-style-name="Table_20_Contents">
      <style:paragraph-properties fo:text-align="start" style:justify-single-word="false"/>
      <style:text-properties fo:font-size="18pt" style:font-size-asian="18pt" style:font-size-complex="18pt"/>
    </style:style>
    <style:style style:name="P26" style:family="paragraph" style:parent-style-name="Text_20_body" style:list-style-name="L1">
      <style:paragraph-properties fo:margin-left="0cm" fo:margin-right="0cm" fo:margin-top="0cm" fo:margin-bottom="0cm" fo:orphans="2" fo:widows="2" fo:text-indent="0cm" style:auto-text-indent="false"/>
    </style:style>
    <style:style style:name="P27" style:family="paragraph" style:parent-style-name="Text_20_body" style:list-style-name="L1">
      <style:paragraph-properties fo:margin-left="0cm" fo:margin-right="0cm" fo:margin-top="0cm" fo:margin-bottom="0cm" fo:orphans="2" fo:widows="2" fo:text-indent="0cm" style:auto-text-indent="false"/>
      <style:text-properties fo:font-variant="normal" fo:text-transform="none" fo:color="#444444" style:font-name="Open Sans" fo:font-size="12pt" fo:letter-spacing="normal" fo:font-style="normal" fo:font-weight="normal"/>
    </style:style>
    <style:style style:name="P28" style:family="paragraph" style:parent-style-name="Text_20_body" style:list-style-name="L2">
      <style:paragraph-properties fo:margin-top="0cm" fo:margin-bottom="0.212cm" fo:orphans="2" fo:widows="2"/>
    </style:style>
    <style:style style:name="P29" style:family="paragraph" style:parent-style-name="Text_20_body" style:list-style-name="L3">
      <style:paragraph-properties fo:margin-top="0cm" fo:margin-bottom="0.212cm" fo:orphans="2" fo:widows="2"/>
      <style:text-properties fo:font-variant="normal" fo:text-transform="none" fo:color="#333333" style:font-name="Lato" fo:font-size="15pt" fo:letter-spacing="normal" fo:font-style="normal" fo:font-weight="normal"/>
    </style:style>
    <style:style style:name="P30" style:family="paragraph" style:parent-style-name="Text_20_body" style:list-style-name="L4">
      <style:paragraph-properties fo:margin-top="0cm" fo:margin-bottom="0.212cm" fo:orphans="2" fo:widows="2"/>
      <style:text-properties fo:font-variant="normal" fo:text-transform="none" fo:color="#333333" style:font-name="Lato" fo:font-size="15pt" fo:letter-spacing="normal" fo:font-style="normal" fo:font-weight="normal"/>
    </style:style>
    <style:style style:name="P31" style:family="paragraph" style:parent-style-name="Standard">
      <style:text-properties style:use-window-font-color="true" fo:font-size="18pt" fo:font-weight="bold" style:font-size-asian="18pt" style:font-weight-asian="bold" style:font-size-complex="18pt" style:font-weight-complex="bold"/>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style="italic" fo:font-weight="bold" style:font-size-asian="18pt" style:font-style-asian="italic" style:font-weight-asian="bold" style:font-size-complex="18pt" style:font-style-complex="italic" style:font-weight-complex="bold"/>
    </style:style>
    <style:style style:name="T3" style:family="text">
      <style:text-properties fo:color="#0000ff"/>
    </style:style>
    <style:style style:name="T4" style:family="text">
      <style:text-properties fo:color="#0000ff" fo:font-size="18pt" fo:font-weight="bold" style:font-size-asian="18pt" style:font-weight-asian="bold" style:font-size-complex="18pt" style:font-weight-complex="bold"/>
    </style:style>
    <style:style style:name="T5" style:family="text">
      <style:text-properties fo:color="#0000ff"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use-window-font-color="true" fo:font-size="18pt" fo:font-weight="bold" style:font-size-asian="18pt" style:font-weight-asian="bold" style:font-size-complex="18pt" style:font-weight-complex="bold"/>
    </style:style>
    <style:style style:name="T8" style:family="text">
      <style:text-properties style:use-window-font-color="true" fo:font-weight="bold" style:font-weight-asian="bold" style:font-weight-complex="bold"/>
    </style:style>
    <style:style style:name="T9" style:family="text">
      <style:text-properties fo:color="#009900" fo:font-size="18pt" fo:font-weight="bold" style:font-size-asian="18pt" style:font-weight-asian="bold" style:font-size-complex="18pt" style:font-weight-complex="bold"/>
    </style:style>
    <style:style style:name="T10" style:family="text">
      <style:text-properties fo:color="#0000cc" fo:font-weight="bold" style:font-weight-asian="bold" style:font-weight-complex="bold"/>
    </style:style>
    <style:style style:name="T11" style:family="text">
      <style:text-properties fo:color="#ff0000" fo:font-weight="bold" style:font-weight-asian="bold" style:font-weight-complex="bold"/>
    </style:style>
    <style:style style:name="T12" style:family="text">
      <style:text-properties fo:color="#ff0066" fo:font-weight="bold" style:font-weight-asian="bold" style:font-weight-complex="bold"/>
    </style:style>
    <style:style style:name="T13" style:family="text">
      <style:text-properties fo:color="#3333ff"/>
    </style:style>
    <style:style style:name="T14" style:family="text">
      <style:text-properties fo:background-color="transparent"/>
    </style:style>
    <style:style style:name="T15" style:family="text">
      <style:text-properties fo:color="#ff3333"/>
    </style:style>
    <style:style style:name="T16" style:family="text">
      <style:text-properties fo:color="#6666ff"/>
    </style:style>
    <style:style style:name="T17" style:family="text">
      <style:text-properties fo:font-variant="normal" fo:text-transform="none" fo:color="#333333" style:font-name="Lato" fo:font-size="15pt" fo:letter-spacing="normal" fo:font-style="normal" fo:font-weight="normal"/>
    </style:style>
    <style:style style:name="T18" style:family="text">
      <style:text-properties fo:font-variant="normal" fo:text-transform="none" fo:color="#333333" style:font-name="Arial" fo:font-size="15pt" fo:letter-spacing="normal" fo:font-style="normal" fo:font-weight="bold"/>
    </style:style>
    <style:style style:name="T19" style:family="text">
      <style:text-properties fo:font-variant="normal" fo:text-transform="none" fo:color="#333333" style:font-name="Arial" fo:font-size="15pt" fo:letter-spacing="normal" fo:font-style="normal" fo:font-weight="normal"/>
    </style:style>
    <style:style style:name="T20" style:family="text">
      <style:text-properties fo:font-variant="normal" fo:text-transform="none" fo:color="#333333" style:font-name="Helvetica Neue" fo:letter-spacing="normal" fo:font-style="normal" fo:font-weight="normal"/>
    </style:style>
    <style:style style:name="T21" style:family="text">
      <style:text-properties fo:font-variant="normal" fo:text-transform="none" fo:color="#1874bd" style:text-line-through-style="none" style:font-name="Lato" fo:font-size="15pt" fo:letter-spacing="normal" fo:font-style="normal" style:text-underline-style="none" fo:font-weight="normal" style:text-blinking="false" fo:background-color="transparent"/>
    </style:style>
    <style:style style:name="T22" style:family="text">
      <style:text-properties fo:font-variant="normal" fo:text-transform="none" fo:color="#444444" style:font-name="Open Sans" fo:font-size="12pt" fo:letter-spacing="normal" fo:font-style="normal" fo:font-weight="normal"/>
    </style:style>
    <style:style style:name="T23" style:family="text">
      <style:text-properties fo:font-variant="normal" fo:text-transform="none" fo:color="#444444" style:font-name="Open Sans" fo:font-size="12pt" fo:letter-spacing="normal" fo:font-style="normal" fo:font-weight="normal" style:font-size-asian="16pt" style:font-size-complex="16pt"/>
    </style:style>
    <style:style style:name="T24" style:family="text">
      <style:text-properties fo:font-variant="normal" fo:text-transform="none" fo:color="#444444" style:font-name="Open Sans" fo:font-size="16pt" fo:letter-spacing="normal" fo:font-style="normal" fo:font-weight="normal" style:font-size-asian="16pt" style:font-size-complex="16pt"/>
    </style:style>
    <style:style style:name="T25" style:family="text">
      <style:text-properties fo:font-variant="normal" fo:text-transform="none" fo:color="#444444" style:font-name="Courier New1" fo:font-size="12pt" fo:letter-spacing="normal" fo:font-style="normal" fo:font-weight="normal"/>
    </style:style>
    <style:style style:name="T26" style:family="text">
      <style:text-properties fo:font-variant="normal" fo:text-transform="none" fo:color="#444444" style:font-name="Courier New1" fo:font-size="16pt" fo:letter-spacing="normal" fo:font-style="normal" fo:font-weight="normal" style:font-size-asian="16pt" style:font-size-complex="16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PC</text:p>
      <text:p text:style-name="P1"/>
      <text:p text:style-name="P1">1 -- 8:50</text:p>
      <text:p text:style-name="P13"/>
      <text:p text:style-name="Standard"><text:a xlink:type="simple" xlink:href="http://docs.aws.amazon.com/AmazonVPC/latest/UserGuide/VPC_Subnets.html" text:style-name="Internet_20_link" text:visited-style-name="Visited_20_Internet_20_Link"><text:span text:style-name="T1">http://docs.aws.amazon.com/AmazonVPC/latest/UserGuide/VPC_Subnets.html</text:span></text:a></text:p>
      <text:p text:style-name="P13"/>
      <text:p text:style-name="P13"><text:a xlink:type="simple" xlink:href="http://docs.aws.amazon.com/AmazonVPC/latest/UserGuide/default-vpc.html#default-vpc-availability" text:style-name="Internet_20_link" text:visited-style-name="Visited_20_Internet_20_Link">http://docs.aws.amazon.com/AmazonVPC/latest/UserGuide/default-vpc.html#default-vpc-availability</text:a></text:p>
      <text:p text:style-name="P13"/>
      <text:p text:style-name="P13"/>
      <text:p text:style-name="P19">When create a default VPC, the following to set it up :</text:p>
      <text:p text:style-name="P22"/>
      <table:table table:name="Table2" table:style-name="Table2">
        <table:table-column table:style-name="Table2.A"/>
        <table:table-row>
          <table:table-cell table:style-name="Table2.A1" office:value-type="string">
            <text:list xml:id="list7986865241513875061" text:style-name="L1">
              <text:list-header>
                <text:p text:style-name="P26"><text:span text:style-name="T24"><text:s text:c="4"/>VPC with a size <text:s text:c="2"/></text:span><text:span text:style-name="Source_20_Text"><text:span text:style-name="T26">/16 <text:s/></text:span></text:span><text:span text:style-name="T24">IPv4 CIDR block. <text:s/></text:span><text:span text:style-name="T23">65,536</text:span><text:span text:style-name="T24"> <text:s/></text:span></text:p>
              </text:list-header>
            </text:list>
          </table:table-cell>
        </table:table-row>
        <table:table-row>
          <table:table-cell table:style-name="Table2.A2" office:value-type="string">
            <text:p text:style-name="P23"><text:s text:c="10"/>a default subnet in each Availability Zone. <text:s text:c="3"/>/20 <text:s/>4096</text:p>
          </table:table-cell>
        </table:table-row>
        <table:table-row>
          <table:table-cell table:style-name="Table2.A2" office:value-type="string">
            <text:p text:style-name="P23"><text:s text:c="10"/>an Internet gateway and connect it to your default VPC.</text:p>
          </table:table-cell>
        </table:table-row>
        <table:table-row>
          <table:table-cell table:style-name="Table2.A2" office:value-type="string">
            <text:p text:style-name="P23"><text:s text:c="9"/>a main route table for your default VPC with a rule that sends all IPv4 traffic destined for the Internet to the Internet gateway.</text:p>
          </table:table-cell>
        </table:table-row>
        <table:table-row>
          <table:table-cell table:style-name="Table2.A2" office:value-type="string">
            <text:p text:style-name="P23"><text:s text:c="10"/>a default security group and associate it with your default VPC.</text:p>
          </table:table-cell>
        </table:table-row>
        <table:table-row>
          <table:table-cell table:style-name="Table2.A2" office:value-type="string">
            <text:p text:style-name="P23"><text:s text:c="9"/>a default network access control list (ACL) and associate it with your default VPC</text:p>
          </table:table-cell>
        </table:table-row>
        <table:table-row>
          <table:table-cell table:style-name="Table2.A2" office:value-type="string">
            <text:p text:style-name="P23">Associate the default DHCP options set for your AWS account with your default VPC.</text:p>
          </table:table-cell>
        </table:table-row>
      </table:table>
      <text:p text:style-name="P5"/>
      <text:p text:style-name="P5"/>
      <text:p text:style-name="Standard"><text:span text:style-name="T1">one </text:span><text:span text:style-name="T4">subnet</text:span><text:span text:style-name="T1">, one </text:span><text:span text:style-name="T4">availability zone</text:span></text:p>
      <text:p text:style-name="P13"/>
      <text:p text:style-name="Standard"><text:span text:style-name="T1">one </text:span><text:span text:style-name="T4">VPC</text:span><text:span text:style-name="T1">, one </text:span><text:span text:style-name="T4">internet gateway </text:span></text:p>
      <text:p text:style-name="P13"/>
      <text:p text:style-name="Standard"><text:span text:style-name="T4">security group</text:span><text:span text:style-name="T1">, </text:span><text:span text:style-name="T4">stateful</text:span><text:span text:style-name="T1">, </text:span><text:span text:style-name="T2">allow in equals allow out</text:span></text:p>
      <text:p text:style-name="P13"/>
      <text:p text:style-name="Standard"><text:soft-page-break/><text:span text:style-name="T4">acl</text:span><text:span text:style-name="T1">, </text:span><text:span text:style-name="T4">stateless</text:span><text:span text:style-name="T1">, </text:span><text:span text:style-name="T2">allow in does not equal allow out</text:span></text:p>
      <text:p text:style-name="P13"/>
      <text:p text:style-name="P13"/>
      <text:p text:style-name="Standard"><text:span text:style-name="T1">security group, acl access control list, route table </text:span><text:span text:style-name="T4">span availability zone</text:span><text:span text:style-name="T1"> </text:span></text:p>
      <text:p text:style-name="P13"/>
      <text:p text:style-name="P13">IP, route table, internet gateway, acl, security group</text:p>
      <text:p text:style-name="P13"/>
      <text:p text:style-name="P13"/>
      <text:p text:style-name="Standard"><text:span text:style-name="T4">default </text:span><text:span text:style-name="T1">VPC, </text:span><text:span text:style-name="T4">custom</text:span><text:span text:style-name="T1"> VPC</text:span></text:p>
      <text:p text:style-name="P13"/>
      <text:p text:style-name="P13"/>
      <text:p text:style-name="P14">default VPC</text:p>
      <text:p text:style-name="P13"><text:s/></text:p>
      <text:p text:style-name="Standard"><text:span text:style-name="T1">all subnet have </text:span><text:span text:style-name="T4">route out</text:span><text:span text:style-name="T1"> to the</text:span><text:span text:style-name="T4"> internet </text:span></text:p>
      <text:p text:style-name="P12"/>
      <text:p text:style-name="Standard"><text:span text:style-name="T7">each </text:span><text:span text:style-name="T4">instance </text:span><text:span text:style-name="T7">have a</text:span><text:span text:style-name="T4"> public </text:span><text:span text:style-name="T7">and</text:span><text:span text:style-name="T4"> private</text:span><text:span text:style-name="T9"> IP </text:span><text:span text:style-name="T7">address</text:span></text:p>
      <text:p text:style-name="P3"/>
      <text:p text:style-name="P3">if you delete the default VPC, you have to contact AWS</text:p>
      <text:p text:style-name="P3"/>
      <text:p text:style-name="P3"/>
      <text:p text:style-name="P3"/>
      <text:p text:style-name="P15">VPC Peering</text:p>
      <text:p text:style-name="P15"/>
      <text:p text:style-name="P2"><text:span text:style-name="T10">connect VPC</text:span><text:span text:style-name="T6">s via direct network using </text:span><text:span text:style-name="T10">private IP address</text:span></text:p>
      <text:p text:style-name="P3"/>
      <text:p text:style-name="P2"><text:span text:style-name="T6">instances behave as on </text:span><text:span text:style-name="T10">the same</text:span><text:span text:style-name="T6"> private </text:span><text:span text:style-name="T10">network</text:span><text:span text:style-name="T6"> </text:span></text:p>
      <text:p text:style-name="P3"/>
      <text:p text:style-name="P2"><text:span text:style-name="T6">peer VPC in </text:span><text:span text:style-name="T10">other account</text:span><text:span text:style-name="T6">, or the </text:span><text:span text:style-name="T10">same</text:span><text:span text:style-name="T6"> account</text:span></text:p>
      <text:p text:style-name="P3"/>
      <text:p text:style-name="P2"><text:span text:style-name="T5">star</text:span><text:span text:style-name="T6"> configuration, </text:span><text:span text:style-name="T5">not transitive</text:span><text:span text:style-name="T6"> peering, <text:s/>1 central peer with 4 </text:span><text:soft-page-break/><text:span text:style-name="T6">others</text:span></text:p>
      <text:p text:style-name="P3"/>
      <text:p text:style-name="P3"/>
      <text:p text:style-name="P7"/>
      <text:p text:style-name="P7">custom VPC</text:p>
      <text:p text:style-name="P7"/>
      <text:p text:style-name="P3">when create a VPC, the following is</text:p>
      <text:p text:style-name="P3"/>
      <text:p text:style-name="P11"><text:span text:style-name="T6"><text:s text:c="2"/></text:span><text:span text:style-name="T8"><text:s/>created : </text:span><text:span text:style-name="T6">route table, security group, ACL</text:span></text:p>
      <text:p text:style-name="P11"><text:span text:style-name="T8"><text:s text:c="2"/></text:span><text:span text:style-name="T11"><text:s/>not</text:span><text:span text:style-name="T8"> created</text:span><text:span text:style-name="T6">: </text:span><text:span text:style-name="T11">internet gateway, subnet</text:span></text:p>
      <text:p text:style-name="P16"/>
      <text:p text:style-name="P2"><text:span text:style-name="T6">default route table, local, </text:span><text:span text:style-name="T5">subnets can communicate </text:span><text:span text:style-name="T6">with each other</text:span></text:p>
      <text:p text:style-name="P3"/>
      <text:p text:style-name="P3"/>
      <text:p text:style-name="P3"><text:s text:c="5"/><text:span text:style-name="T3">route table </text:span>defines <text:span text:style-name="T3">internet connection </text:span></text:p>
      <text:p text:style-name="P3"><text:span text:style-name="T3"><text:s text:c="5"/></text:span><text:span text:style-name="T13">route table </text:span><text:span text:style-name="T14">associates</text:span><text:span text:style-name="T3"> </text:span><text:span text:style-name="T13">subnet </text:span></text:p>
      <text:p text:style-name="P3"/>
      <text:p text:style-name="P2"><text:span text:style-name="T12"><text:s text:c="5"/></text:span><text:span text:style-name="T6">default </text:span><text:span text:style-name="T12">no </text:span><text:span text:style-name="T6">connection to </text:span><text:span text:style-name="T5">internet, </text:span></text:p>
      <text:p text:style-name="P2"><text:span text:style-name="T5"><text:s text:c="3"/></text:span><text:span text:style-name="T6"><text:s text:c="2"/>route table define: </text:span></text:p>
      <text:p text:style-name="P3"><text:s text:c="14"/>internet(destination) and internet gateway(target)</text:p>
      <text:p text:style-name="P12"/>
      <text:p text:style-name="P12"/>
      <text:p text:style-name="P4">define public subnet: </text:p>
      <text:p text:style-name="P4"/>
      <text:p text:style-name="P5"><text:s text:c="7"/><text:span text:style-name="T13"><text:s/>route table:</text:span></text:p>
      <text:p text:style-name="P5"><text:s text:c="11"/>change route table , define internet route,</text:p>
      <text:p text:style-name="P5"><text:s text:c="17"/>connect internet, internet gateway</text:p>
      <text:p text:style-name="P5"><text:s text:c="5"/><text:span text:style-name="T3"><text:s/></text:span></text:p>
      <text:p text:style-name="P5"/>
      <text:p text:style-name="P5"><text:s text:c="7"/><text:span text:style-name="T13"><text:s/>security group:</text:span> </text:p>
      <text:p text:style-name="P5"><text:soft-page-break/><text:s text:c="11"/>allow http 80</text:p>
      <text:p text:style-name="P5"/>
      <text:p text:style-name="P5">private subnet:</text:p>
      <text:p text:style-name="P5"><text:s text:c="6"/>route table:</text:p>
      <text:p text:style-name="P5"><text:s text:c="13"/>default route table </text:p>
      <text:p text:style-name="P5"><text:s text:c="6"/>security group:</text:p>
      <text:p text:style-name="P5"><text:s text:c="12"/>allow SSH, HTTP, from local VPC</text:p>
      <text:p text:style-name="P5"/>
      <text:p text:style-name="P5"/>
      <text:p text:style-name="P5">NAT instance:</text:p>
      <text:p text:style-name="P5"><text:s text:c="8"/>launch into public subnet,</text:p>
      <text:p text:style-name="P5"><text:s text:c="15"/><text:span text:style-name="T13"><text:s text:c="2"/></text:span><text:span text:style-name="T15"><text:s/>disable </text:span><text:span text:style-name="T13">source/destination</text:span></text:p>
      <text:p text:style-name="P5"><text:s text:c="8"/>default route table:</text:p>
      <text:p text:style-name="P5"><text:s text:c="17"/>internet connect to <text:s/>instance</text:p>
      <text:p text:style-name="P5"/>
      <text:p text:style-name="P5">NAT Gateway:</text:p>
      <text:p text:style-name="P5"><text:s text:c="11"/><text:span text:style-name="T15">no</text:span> security group</text:p>
      <text:p text:style-name="P5"><text:s text:c="7"/>deploy to public subnet</text:p>
      <text:p text:style-name="P5"><text:s text:c="7"/>route table:</text:p>
      <text:p text:style-name="P5"><text:s text:c="15"/>connect internet to gateway</text:p>
      <text:p text:style-name="P5"/>
      <text:p text:style-name="P5"/>
      <text:p text:style-name="P5"/>
      <text:p text:style-name="P10">Security Group and ACL</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9"/>
          </table:table-cell>
          <table:table-cell table:style-name="Table1.A1" office:value-type="string">
            <text:p text:style-name="P9">Security Group</text:p>
          </table:table-cell>
          <table:table-cell table:style-name="Table1.C1" office:value-type="string">
            <text:p text:style-name="P6">ACL</text:p>
          </table:table-cell>
        </table:table-row>
        <table:table-row>
          <table:table-cell table:style-name="Table1.A2" office:value-type="string">
            <text:p text:style-name="P24"><text:s/></text:p>
          </table:table-cell>
          <table:table-cell table:style-name="Table1.A2" office:value-type="string">
            <text:p text:style-name="P24"><text:s text:c="3"/>stateful</text:p>
          </table:table-cell>
          <table:table-cell table:style-name="Table1.C2" office:value-type="string">
            <text:p text:style-name="P24">stateless</text:p>
          </table:table-cell>
        </table:table-row>
        <table:table-row>
          <table:table-cell table:style-name="Table1.A2" office:value-type="string">
            <text:p text:style-name="P24"/>
          </table:table-cell>
          <table:table-cell table:style-name="Table1.A2" office:value-type="string">
            <text:p text:style-name="P25">Return traffic allowed automatically</text:p>
          </table:table-cell>
          <table:table-cell table:style-name="Table1.C2" office:value-type="string">
            <text:p text:style-name="P25">Specifically define inbound/outbound traffic</text:p>
          </table:table-cell>
        </table:table-row>
        <table:table-row>
          <table:table-cell table:style-name="Table1.A2" office:value-type="string">
            <text:p text:style-name="P24"/>
          </table:table-cell>
          <table:table-cell table:style-name="Table1.A2" office:value-type="string">
            <text:p text:style-name="P24">Instance level</text:p>
          </table:table-cell>
          <table:table-cell table:style-name="Table1.C2" office:value-type="string">
            <text:p text:style-name="P24">Subnet level</text:p>
          </table:table-cell>
        </table:table-row>
        <table:table-row>
          <table:table-cell table:style-name="Table1.A2" office:value-type="string">
            <text:p text:style-name="P24"/>
          </table:table-cell>
          <table:table-cell table:style-name="Table1.A2" office:value-type="string">
            <text:p text:style-name="P24"/>
          </table:table-cell>
          <table:table-cell table:style-name="Table1.C2" office:value-type="string">
            <text:p text:style-name="P24">Each subnet is associated with a <text:soft-page-break/>ACL</text:p>
          </table:table-cell>
        </table:table-row>
        <table:table-row>
          <table:table-cell table:style-name="Table1.A2" office:value-type="string">
            <text:p text:style-name="P24"/>
          </table:table-cell>
          <table:table-cell table:style-name="Table1.A2" office:value-type="string">
            <text:p text:style-name="P24"/>
          </table:table-cell>
          <table:table-cell table:style-name="Table1.C2" office:value-type="string">
            <text:p text:style-name="P24">ACL is associated with multiple subnets</text:p>
          </table:table-cell>
        </table:table-row>
        <table:table-row>
          <table:table-cell table:style-name="Table1.A2" office:value-type="string">
            <text:p text:style-name="P24"/>
          </table:table-cell>
          <table:table-cell table:style-name="Table1.A2" office:value-type="string">
            <text:p text:style-name="P24">Only associated instances</text:p>
          </table:table-cell>
          <table:table-cell table:style-name="Table1.C2" office:value-type="string">
            <text:p text:style-name="P24">All instances in subnet</text:p>
          </table:table-cell>
        </table:table-row>
        <table:table-row>
          <table:table-cell table:style-name="Table1.A2" office:value-type="string">
            <text:p text:style-name="P24"/>
          </table:table-cell>
          <table:table-cell table:style-name="Table1.A2" office:value-type="string">
            <text:p text:style-name="P24"><text:s text:c="10"/>Allow </text:p>
          </table:table-cell>
          <table:table-cell table:style-name="Table1.C2" office:value-type="string">
            <text:p text:style-name="P24">Allow/Deny</text:p>
          </table:table-cell>
        </table:table-row>
        <table:table-row>
          <table:table-cell table:style-name="Table1.A2" office:value-type="string">
            <text:p text:style-name="P24"/>
          </table:table-cell>
          <table:table-cell table:style-name="Table1.A2" office:value-type="string">
            <text:p text:style-name="P24">Port level</text:p>
          </table:table-cell>
          <table:table-cell table:style-name="Table1.C2" office:value-type="string">
            <text:p text:style-name="P25">Finer grains, IP address level control</text:p>
          </table:table-cell>
        </table:table-row>
        <table:table-row>
          <table:table-cell table:style-name="Table1.A2" office:value-type="string">
            <text:p text:style-name="P24"/>
          </table:table-cell>
          <table:table-cell table:style-name="Table1.A2" office:value-type="string">
            <text:p text:style-name="P24"/>
          </table:table-cell>
          <table:table-cell table:style-name="Table1.C2" office:value-type="string">
            <text:p text:style-name="P25">Block specific IP address</text:p>
          </table:table-cell>
        </table:table-row>
        <table:table-row>
          <table:table-cell table:style-name="Table1.A2" office:value-type="string">
            <text:p text:style-name="P24"/>
          </table:table-cell>
          <table:table-cell table:style-name="Table1.A2" office:value-type="string">
            <text:p text:style-name="P24">Evaluate all rules</text:p>
          </table:table-cell>
          <table:table-cell table:style-name="Table1.C2" office:value-type="string">
            <text:p text:style-name="P24">Number order</text:p>
          </table:table-cell>
        </table:table-row>
        <table:table-row>
          <table:table-cell table:style-name="Table1.A2" office:value-type="string">
            <text:p text:style-name="P24"/>
          </table:table-cell>
          <table:table-cell table:style-name="Table1.A2" office:value-type="string">
            <text:p text:style-name="P24"/>
          </table:table-cell>
          <table:table-cell table:style-name="Table1.C2" office:value-type="string">
            <text:p text:style-name="P24">Default ACL for subnet: Allow all inbound/outbound traffic</text:p>
          </table:table-cell>
        </table:table-row>
        <table:table-row>
          <table:table-cell table:style-name="Table1.A2" office:value-type="string">
            <text:p text:style-name="P24"/>
          </table:table-cell>
          <table:table-cell table:style-name="Table1.A2" office:value-type="string">
            <text:p text:style-name="P24">New SG: outbound is allowed</text:p>
          </table:table-cell>
          <table:table-cell table:style-name="Table1.C2" office:value-type="string">
            <text:p text:style-name="P24">Default custom ACL: All traffic denied</text:p>
          </table:table-cell>
        </table:table-row>
        <table:table-row>
          <table:table-cell table:style-name="Table1.A2" office:value-type="string">
            <text:p text:style-name="P24"/>
          </table:table-cell>
          <table:table-cell table:style-name="Table1.A2" office:value-type="string">
            <text:p text:style-name="P24"/>
          </table:table-cell>
          <table:table-cell table:style-name="Table1.C2" office:value-type="string">
            <text:p text:style-name="P24">Open <text:span text:style-name="T16">Ephemeral port</text:span> for public facing subnet</text:p>
          </table:table-cell>
        </table:table-row>
      </table:table>
      <text:p text:style-name="P5"/>
      <text:p text:style-name="P5"/>
      <text:p text:style-name="P5"/>
      <text:p text:style-name="P17">Let’s summarise what we’ve covered this week:</text:p>
      <text:list xml:id="list4847007042790462760" text:style-name="L2">
        <text:list-item>
          <text:p text:style-name="P28"><text:span text:style-name="Strong_20_Emphasis"><text:span text:style-name="T18">Bastion host</text:span></text:span><text:span text:style-name="T19">. </text:span><text:span text:style-name="T17">How an AWS bastion host can provide a secure primary connection point as a ‘jump’ server for accessing your private instances via the Internet.</text:span></text:p>
        </text:list-item>
        <text:list-item>
          <text:p text:style-name="P28"><text:span text:style-name="Strong_20_Emphasis"><text:span text:style-name="T18">NAT instance</text:span></text:span><text:span text:style-name="T19">.</text:span><text:span text:style-name="T17"> How a NAT instance can provide your private instances with access to the Internet for essential software updates while blocking incoming traffic from the outside world.</text:span></text:p>
        </text:list-item>
        <text:list-item>
          <text:p text:style-name="P28"><text:span text:style-name="Strong_20_Emphasis"><text:span text:style-name="T18">VPC Peering</text:span></text:span><text:span text:style-name="T19">.</text:span><text:span text:style-name="T17"> How VPC peering can be used to create secure connectivity between two VPCs to enable resource sharing.</text:span></text:p>
        </text:list-item>
      </text:list>
      <text:p text:style-name="P5"/>
      <text:p text:style-name="P5"/>
      <text:p text:style-name="P8"><text:soft-page-break/><text:s text:c="4"/></text:p>
      <text:p text:style-name="P8"/>
      <text:p text:style-name="P8"><text:span text:style-name="T20">Bastion hosts are instances that sit within your public subnet and are typically accessed using SSH or RDP. Once remote connectivity has been established with the bastion host, it then acts as a ‘jump’ server, allowing you to use SSH or RDP to login to other instances (within private subnets) deeper within your network. When properly configured through the use of security groups and Network ACLs, the bastion essentially acts as a bridge to your private instances via the Internet."</text:span> </text:p>
      <text:p text:style-name="P17">Here are the basic steps for creating a bastion host for your AWS infrastructure:</text:p>
      <text:list xml:id="list3485975397454815208" text:style-name="L3">
        <text:list-item>
          <text:p text:style-name="P29">Launch an EC2 instance as you normally would for any other instance.</text:p>
        </text:list-item>
        <text:list-item>
          <text:p text:style-name="P29">Apply your OS hardening as required.</text:p>
        </text:list-item>
        <text:list-item>
          <text:p text:style-name="P29">Set up the appropriate security groups (SG).</text:p>
        </text:list-item>
        <text:list-item>
          <text:p text:style-name="P29">Implement either SSH-Agent Forwarding (Linux connectivity) or Remote Desktop Gateway (Windows connectivity).</text:p>
        </text:list-item>
        <text:list-item>
          <text:p text:style-name="P29">Deploy an AWS bastion host in each of the Availability Zones you’re using.</text:p>
        </text:list-item>
      </text:list>
      <text:p text:style-name="P5"/>
      <text:p text:style-name="P5"/>
      <text:p text:style-name="P17">To create and launch a NAT:</text:p>
      <text:list xml:id="list727803574302232156" text:style-name="L4">
        <text:list-item>
          <text:p text:style-name="P30">Create a Security Group which will be applied to your NAT.</text:p>
        </text:list-item>
        <text:list-item>
          <text:p text:style-name="P30">Select a pre-defined AMI and configure it as you normally would any other EC2 instance.</text:p>
        </text:list-item>
        <text:list-item>
          <text:p text:style-name="P30">Set up correct routing.</text:p>
        </text:list-item>
      </text:list>
      <text:p text:style-name="P21"><text:span text:style-name="T17">Once your NAT is launched, it’s important to </text:span><text:a xlink:type="simple" xlink:href="http://docs.aws.amazon.com/AmazonVPC/latest/UserGuide/VPC_NAT_Instance.html#EIP_Disable_SrcDestCheck" office:target-frame-name="_blank" xlink:show="new" text:style-name="Internet_20_link" text:visited-style-name="Visited_20_Internet_20_Link"><text:span text:style-name="T21">disable source/destination checks</text:span></text:a><text:span text:style-name="T17">. To do this, right click on your NAT Instance within the AWS Console and select ‘Networking &gt; Change Source/Dest. Check &gt; Yes, Disable’.</text:span></text:p>
      <text:p text:style-name="P20"><text:soft-page-break/>When creating a security group for your NAT, make sure that you allow inbound traffic from your private instances through the HTTP (80) and HTTPS (443) ports to allow for OS and software updates. Your outbound rule set should have an open destination of 0.0.0.0/0 for port 80 and 443 as well. If your instances will require any other ports opened, this is where to do it.</text:p>
      <text:p text:style-name="P5"/>
      <text:p text:style-name="P5"/>
      <text:p text:style-name="P5"><text:a xlink:type="simple" xlink:href="http://docs.aws.amazon.com/AmazonVPC/latest/UserGuide/default-vpc.html#default-vpc-availability" text:style-name="Internet_20_link" text:visited-style-name="Visited_20_Internet_20_Link">http://docs.aws.amazon.com/AmazonVPC/latest/UserGuide/default-vpc.html#default-vpc-availability</text:a></text:p>
      <text:p text:style-name="P5"/>
      <text:p text:style-name="P18">When we create a default VPC, we do the following to set it up for you:</text:p>
      <text:list xml:id="list29783474" text:continue-list="list7986865241513875061" text:style-name="L1">
        <text:list-item>
          <text:p text:style-name="P26"><text:span text:style-name="T22">Create a VPC with a size </text:span><text:span text:style-name="Source_20_Text"><text:span text:style-name="T25">/16</text:span></text:span><text:span text:style-name="T22"> IPv4 CIDR block.</text:span></text:p>
        </text:list-item>
        <text:list-item>
          <text:p text:style-name="P27">Create a default subnet in each Availability Zone.</text:p>
        </text:list-item>
        <text:list-item>
          <text:p text:style-name="P27">Create an Internet gateway and connect it to your default VPC.</text:p>
        </text:list-item>
        <text:list-item>
          <text:p text:style-name="P27">Create a main route table for your default VPC with a rule that sends all IPv4 traffic destined for the Internet to the Internet gateway.</text:p>
        </text:list-item>
        <text:list-item>
          <text:p text:style-name="P27">Create a default security group and associate it with your default VPC.</text:p>
        </text:list-item>
        <text:list-item>
          <text:p text:style-name="P27">Create a default network access control list (ACL) and associate it with your default VPC.</text:p>
        </text:list-item>
        <text:list-item>
          <text:p text:style-name="P27">Associate the default DHCP options set for your AWS account with your default VPC.</text:p>
        </text:list-item>
      </text:list>
      <text:p text:style-name="P18"/>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Courier, mono"/>
    <style:font-face style:name="Helvetica Neue" svg:font-family="'Helvetica Neue', Helvetica, 'Segoe UI', Arial, freesans, sans-serif"/>
    <style:font-face style:name="Lato" svg:font-family="Lato"/>
    <style:font-face style:name="Open Sans" svg:font-family="'Open Sans', 'Lucida Grande', 'Helvetica Neue', Aria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15T19:41:16.71</meta:creation-date>
    <dc:date>2017-06-16T23:06:10.27</dc:date>
    <meta:editing-duration>PT16H13M3S</meta:editing-duration>
    <meta:editing-cycles>59</meta:editing-cycles>
    <meta:generator>OpenOffice/4.1.3$Win32 OpenOffice.org_project/413m1$Build-9783</meta:generator>
    <meta:document-statistic meta:table-count="2" meta:image-count="0" meta:object-count="0" meta:page-count="7" meta:paragraph-count="113" meta:word-count="924" meta:character-count="6031"/>
  </office:meta>
</office:document-meta>
</file>